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d98" officeooo:paragraph-rsid="00063d98"/>
    </style:style>
    <style:style style:name="P2" style:family="paragraph" style:parent-style-name="Standard">
      <style:text-properties officeooo:rsid="0007f30f" officeooo:paragraph-rsid="0007f30f"/>
    </style:style>
    <style:style style:name="P3" style:family="paragraph" style:parent-style-name="Standard">
      <style:text-properties officeooo:rsid="0007fed7" officeooo:paragraph-rsid="0007fed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 « wellness » programmes don’t make employees happier – but I know what does</text:p>
      <text:p text:style-name="P1"/>
      <text:p text:style-name="P1">CORRECTION</text:p>
      <text:p text:style-name="P1"/>
      <text:p text:style-name="P1">1/ Le document est un article écrit par André Spicer, tiré du <text:span text:style-name="T1">Guardian</text:span><text:span text:style-name="T2">, publié le 17 janvier 2024. L’auteur s’intéresse aux programmes de « bien-être » mis en place dans certaines entreprises. D’après l’auteur, ces programmes n’ont aucun effet positif sur les employés.</text:span></text:p>
      <text:p text:style-name="P1"><text:span text:style-name="T2"/></text:p>
      <text:p text:style-name="P3"><text:span text:style-name="T2">2/</text:span></text:p>
      <text:p text:style-name="P1"><text:span text:style-name="T2">1 :</text:span></text:p>
      <text:p text:style-name="P1"><text:span text:style-name="T2">L’auteur introduit son idée principale : les programmes de bien-être feraient plus de mal que de bien. Parmi les objectifs des programmes : arrêter de fumer, manger sainement, se mettre au sport, offrir l’accès à des thérapeutes, faire des sorties etc.</text:span></text:p>
      <text:p text:style-name="P1"><text:span text:style-name="T2"/></text:p>
      <text:p text:style-name="P1"><text:span text:style-name="T2">2 : </text:span></text:p>
      <text:p text:style-name="P1"><text:span text:style-name="T2">L’auteur mentionne que les entreprises à travers le monde dépensent beaucoup d’argent pour ces programmes : 61 milliards en 2021, et potentiellement jusqu’à 95,6 milliards en 2026. Malheureusement, ils ne fonctionnent pas. Pour améliorer le bien-être des employés, il suffit de réduire leur stress.</text:span></text:p>
      <text:p text:style-name="P1"><text:span text:style-name="T2"/></text:p>
      <text:p text:style-name="P1"><text:span text:style-name="T2">3 : </text:span></text:p>
      <text:p text:style-name="P1"><text:span text:style-name="T2">L’auteur utilise une étude conduite par William Fleming de l’Université d’Oxford pour appuyer son propos : ces programmes n’ont aucun impact sur le bien-être des employés ou sur leur niveau de satisfaction professionnelle.</text:span></text:p>
      <text:p text:style-name="P1"><text:span text:style-name="T2"/></text:p>
      <text:p text:style-name="P1"><text:span text:style-name="T2">4 :</text:span></text:p>
      <text:p text:style-name="P1"><text:span text:style-name="T2">Une autre étude menée par Jeffrey Pfeffer de l’Université de Stanford a démontré que certains facteurs spécifiques au sein des entreprises sont responsables du mal-être des employés : les longues journées, l’absence de sécurité de l’emploi, des conflits entre la vie privée et le travail, ou encore le manque de soutien. D’après eux, 120000 décès par an pourraient être attribués à ces pratiques professionnelles néfastes.</text:span></text:p>
      <text:p text:style-name="P1"><text:span text:style-name="T2"/></text:p>
      <text:p text:style-name="P1"><text:span text:style-name="T2">5 :</text:span></text:p>
      <text:p text:style-name="P2"><text:span text:style-name="T2">Voici les manières d’améliorer le bien-être des employés au travail d’après Fleming : augmenter le salaire, offrir davantage de flexibilité et de contrôle sur l’emploi du temps, et proposer plus d’opportunités pour les employés.</text:span></text:p>
      <text:p text:style-name="P2"><text:span text:style-name="T2"/></text:p>
      <text:p text:style-name="P2"><text:span text:style-name="T2">6 :</text:span></text:p>
      <text:p text:style-name="P2"><text:span text:style-name="T2">L’auteur conclut en expliquant que nous savons ce qui fonctionne, et ce qui ne fonctionne pas. Il faut donc arrêter ces programmes onéreux et inefficaces, et se concentrer sur ce qui rend véritablement les employés malheure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08:33:14.889654715</meta:creation-date>
    <dc:date>2025-06-05T08:46:30.710513937</dc:date>
    <meta:editing-duration>PT3M5S</meta:editing-duration>
    <meta:editing-cycles>2</meta:editing-cycles>
    <meta:generator>LibreOffice/7.3.7.2$Linux_X86_64 LibreOffice_project/30$Build-2</meta:generator>
    <meta:document-statistic meta:table-count="0" meta:image-count="0" meta:object-count="0" meta:page-count="1" meta:paragraph-count="16" meta:word-count="324" meta:character-count="2029" meta:non-whitespace-character-count="1718"/>
  </office:meta>
</office:document-meta>
</file>